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6000001D6D9712EC7DC8F8A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0442" officeooo:paragraph-rsid="001e0442"/>
    </style:style>
    <style:style style:name="P2" style:family="paragraph" style:parent-style-name="Standard">
      <style:text-properties officeooo:rsid="001e0442" officeooo:paragraph-rsid="001f520b"/>
    </style:style>
    <style:style style:name="P3" style:family="paragraph" style:parent-style-name="Standard">
      <style:text-properties style:font-name="Cambria" fo:font-style="italic" officeooo:rsid="001e0442" officeooo:paragraph-rsid="001e0442" style:font-style-asian="italic" style:font-style-complex="italic"/>
    </style:style>
    <style:style style:name="P4" style:family="paragraph" style:parent-style-name="Standard">
      <style:text-properties officeooo:rsid="001f520b" officeooo:paragraph-rsid="001f520b"/>
    </style:style>
    <style:style style:name="T1" style:family="text">
      <style:text-properties officeooo:rsid="001f52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2</text:p>
      <text:p text:style-name="P2"/>
      <text:p text:style-name="P2">Eduardo <text:s/>Corpa <text:span text:style-name="T1">D</text:span>el Álamo.</text:p>
      <text:p text:style-name="P2"><draw:frame draw:style-name="fr1" draw:name="Imagen1" text:anchor-type="char" svg:x="0.51cm" svg:y="0.37cm" svg:width="14.977cm" svg:height="12.437cm" draw:z-index="0"><draw:image xlink:href="Pictures/1000000100000236000001D6D9712EC7DC8F8AE5.png" xlink:type="simple" xlink:show="embed" xlink:actuate="onLoad" draw:mime-type="image/png"/></draw:frame></text:p>
      <text:p text:style-name="P2"/>
      <text:p text:style-name="P4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6T12:13:26.193000000</meta:creation-date>
    <dc:date>2022-09-26T12:26:54.254000000</dc:date>
    <meta:editing-duration>PT13M27S</meta:editing-duration>
    <meta:editing-cycles>3</meta:editing-cycles>
    <meta:generator>LibreOffice/7.4.1.2$Windows_X86_64 LibreOffice_project/3c58a8f3a960df8bc8fd77b461821e42c061c5f0</meta:generator>
    <meta:document-statistic meta:table-count="0" meta:image-count="1" meta:object-count="0" meta:page-count="2" meta:paragraph-count="2" meta:word-count="6" meta:character-count="36" meta:non-whitespace-character-count="31"/>
  </office:meta>
</office:document-meta>
</file>